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1.05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77.61pt"/>
    </style:style>
    <style:style style:name="co4" style:family="table-column">
      <style:table-column-properties fo:break-before="auto" style:column-width="111.06pt"/>
    </style:style>
    <style:style style:name="co5" style:family="table-column">
      <style:table-column-properties fo:break-before="auto" style:column-width="104.71pt"/>
    </style:style>
    <style:style style:name="co6" style:family="table-column">
      <style:table-column-properties fo:break-before="auto" style:column-width="78.86pt"/>
    </style:style>
    <style:style style:name="co7" style:family="table-column">
      <style:table-column-properties fo:break-before="auto" style:column-width="101.54pt"/>
    </style:style>
    <style:style style:name="co8" style:family="table-column">
      <style:table-column-properties fo:break-before="auto" style:column-width="117.3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number-columns-repeated="101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<text:s/>method</text:p>
          </table:table-cell>
          <table:table-cell office:value-type="string" calcext:value-type="string">
            <text:p><text:s/>classifier</text:p>
          </table:table-cell>
          <table:table-cell office:value-type="string" calcext:value-type="string">
            <text:p><text:s/>validationTechnique</text:p>
          </table:table-cell>
          <table:table-cell office:value-type="string" calcext:value-type="string">
            <text:p><text:s/>mc</text:p>
          </table:table-cell>
          <table:table-cell office:value-type="string" calcext:value-type="string">
            <text:p><text:s/>timeTaken</text:p>
          </table:table-cell>
          <table:table-cell office:value-type="string" calcext:value-type="string">
            <text:p><text:s/>cv.max</text:p>
          </table:table-cell>
          <table:table-cell office:value-type="string" calcext:value-type="string">
            <text:p><text:s/>cv.mean</text:p>
          </table:table-cell>
          <table:table-cell office:value-type="string" calcext:value-type="string">
            <text:p><text:s/>cv.min</text:p>
          </table:table-cell>
          <table:table-cell office:value-type="string" calcext:value-type="string">
            <text:p><text:s/>cv.std</text:p>
          </table:table-cell>
          <table:table-cell office:value-type="string" calcext:value-type="string">
            <text:p><text:s/>preprocessingdataset</text:p>
          </table:table-cell>
          <table:table-cell office:value-type="string" calcext:value-type="string">
            <text:p>Efficiency Index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<text:s/>B</text:p>
          </table:table-cell>
          <table:table-cell table:style-name="ce1" office:value-type="string" calcext:value-type="string">
            <text:p><text:s/>MRMR</text:p>
          </table:table-cell>
          <table:table-cell table:style-name="ce1" office:value-type="string" calcext:value-type="string">
            <text:p><text:s/>MLP</text:p>
          </table:table-cell>
          <table:table-cell table:style-name="ce1" office:value-type="string" calcext:value-type="string">
            <text:p><text:s/>10FoldCV</text:p>
          </table:table-cell>
          <table:table-cell table:style-name="ce1" office:value-type="float" office:value="0.194695857817299" calcext:value-type="float">
            <text:p>0.194695857817299</text:p>
          </table:table-cell>
          <table:table-cell table:style-name="ce1" office:value-type="float" office:value="31711.077388" calcext:value-type="float">
            <text:p>31711.077388</text:p>
          </table:table-cell>
          <table:table-cell table:style-name="ce1" office:value-type="float" office:value="0.761904761904762" calcext:value-type="float">
            <text:p>0.761904761904762</text:p>
          </table:table-cell>
          <table:table-cell table:style-name="ce1" office:value-type="float" office:value="0.448033126293996" calcext:value-type="float">
            <text:p>0.448033126293996</text:p>
          </table:table-cell>
          <table:table-cell table:style-name="ce1" office:value-type="float" office:value="0.130434782608696" calcext:value-type="float">
            <text:p>0.130434782608696</text:p>
          </table:table-cell>
          <table:table-cell table:style-name="ce1" office:value-type="float" office:value="0.39630682352383" calcext:value-type="float">
            <text:p>0.39630682352383</text:p>
          </table:table-cell>
          <table:table-cell table:style-name="ce1" office:value-type="string" calcext:value-type="string">
            <text:p><text:s/>Standard</text:p>
          </table:table-cell>
          <table:table-cell table:style-name="ce1" table:formula="of:=[.E2]*[.G2]" office:value-type="float" office:value="0.148339701194133" calcext:value-type="float">
            <text:p>0.148339701194133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<text:s/>B</text:p>
          </table:table-cell>
          <table:table-cell office:value-type="string" calcext:value-type="string">
            <text:p><text:s/>JMIM</text:p>
          </table:table-cell>
          <table:table-cell office:value-type="string" calcext:value-type="string">
            <text:p><text:s/>MLP</text:p>
          </table:table-cell>
          <table:table-cell office:value-type="string" calcext:value-type="string">
            <text:p><text:s/>10FoldCV</text:p>
          </table:table-cell>
          <table:table-cell office:value-type="float" office:value="0.141203255670837" calcext:value-type="float">
            <text:p>0.141203255670837</text:p>
          </table:table-cell>
          <table:table-cell office:value-type="float" office:value="27644.29004" calcext:value-type="float">
            <text:p>27644.29004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471014492753623" calcext:value-type="float">
            <text:p>0.471014492753623</text:p>
          </table:table-cell>
          <table:table-cell office:value-type="float" office:value="0.130434782608696" calcext:value-type="float">
            <text:p>0.130434782608696</text:p>
          </table:table-cell>
          <table:table-cell office:value-type="float" office:value="0.423455932747415" calcext:value-type="float">
            <text:p>0.423455932747415</text:p>
          </table:table-cell>
          <table:table-cell office:value-type="string" calcext:value-type="string">
            <text:p><text:s/>Standard</text:p>
          </table:table-cell>
          <table:table-cell table:formula="of:=[.E3]*[.G3]" office:value-type="float" office:value="0.121031362003574" calcext:value-type="float">
            <text:p>0.1210313620035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B</text:p>
          </table:table-cell>
          <table:table-cell office:value-type="string" calcext:value-type="string">
            <text:p><text:s/>JMI</text:p>
          </table:table-cell>
          <table:table-cell office:value-type="string" calcext:value-type="string">
            <text:p><text:s/>MLP</text:p>
          </table:table-cell>
          <table:table-cell office:value-type="string" calcext:value-type="string">
            <text:p><text:s/>10FoldCV</text:p>
          </table:table-cell>
          <table:table-cell office:value-type="float" office:value="0.159619183732402" calcext:value-type="float">
            <text:p>0.159619183732402</text:p>
          </table:table-cell>
          <table:table-cell office:value-type="float" office:value="32024.5592179" calcext:value-type="float">
            <text:p>32024.5592179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442028985507246" calcext:value-type="float">
            <text:p>0.442028985507246</text:p>
          </table:table-cell>
          <table:table-cell office:value-type="float" office:value="0.217391304347826" calcext:value-type="float">
            <text:p>0.217391304347826</text:p>
          </table:table-cell>
          <table:table-cell office:value-type="float" office:value="0.359606529302389" calcext:value-type="float">
            <text:p>0.359606529302389</text:p>
          </table:table-cell>
          <table:table-cell office:value-type="string" calcext:value-type="string">
            <text:p><text:s/>Robust</text:p>
          </table:table-cell>
          <table:table-cell table:formula="of:=[.E4]*[.G4]" office:value-type="float" office:value="0.114013702666001" calcext:value-type="float">
            <text:p>0.1140137026660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B</text:p>
          </table:table-cell>
          <table:table-cell office:value-type="string" calcext:value-type="string">
            <text:p><text:s/>JMI</text:p>
          </table:table-cell>
          <table:table-cell office:value-type="string" calcext:value-type="string">
            <text:p><text:s/>MLP</text:p>
          </table:table-cell>
          <table:table-cell office:value-type="string" calcext:value-type="string">
            <text:p><text:s/>10FoldCV</text:p>
          </table:table-cell>
          <table:table-cell office:value-type="float" office:value="0.141203255670837" calcext:value-type="float">
            <text:p>0.141203255670837</text:p>
          </table:table-cell>
          <table:table-cell office:value-type="float" office:value="32064.2399819" calcext:value-type="float">
            <text:p>32064.2399819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476604554865424" calcext:value-type="float">
            <text:p>0.476604554865424</text:p>
          </table:table-cell>
          <table:table-cell office:value-type="float" office:value="0.130434782608696" calcext:value-type="float">
            <text:p>0.130434782608696</text:p>
          </table:table-cell>
          <table:table-cell office:value-type="float" office:value="0.349477495476439" calcext:value-type="float">
            <text:p>0.349477495476439</text:p>
          </table:table-cell>
          <table:table-cell office:value-type="string" calcext:value-type="string">
            <text:p><text:s/>Standard</text:p>
          </table:table-cell>
          <table:table-cell table:formula="of:=[.E5]*[.G5]" office:value-type="float" office:value="0.107583432892066" calcext:value-type="float">
            <text:p>0.1075834328920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B</text:p>
          </table:table-cell>
          <table:table-cell office:value-type="string" calcext:value-type="string">
            <text:p><text:s/>JMIM</text:p>
          </table:table-cell>
          <table:table-cell office:value-type="string" calcext:value-type="string">
            <text:p><text:s/>MLP</text:p>
          </table:table-cell>
          <table:table-cell office:value-type="string" calcext:value-type="string">
            <text:p><text:s/>10FoldCV</text:p>
          </table:table-cell>
          <table:table-cell office:value-type="float" office:value="0.159619183732402" calcext:value-type="float">
            <text:p>0.159619183732402</text:p>
          </table:table-cell>
          <table:table-cell office:value-type="float" office:value="31757.2144589" calcext:value-type="float">
            <text:p>31757.2144589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73706004140787" calcext:value-type="float">
            <text:p>0.473706004140787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92509584035777" calcext:value-type="float">
            <text:p>0.292509584035777</text:p>
          </table:table-cell>
          <table:table-cell office:value-type="string" calcext:value-type="string">
            <text:p><text:s/>Robust</text:p>
          </table:table-cell>
          <table:table-cell table:formula="of:=[.E6]*[.G6]" office:value-type="float" office:value="0.106412789154934" calcext:value-type="float">
            <text:p>0.1064127891549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B</text:p>
          </table:table-cell>
          <table:table-cell office:value-type="string" calcext:value-type="string">
            <text:p><text:s/>MRMR</text:p>
          </table:table-cell>
          <table:table-cell office:value-type="string" calcext:value-type="string">
            <text:p><text:s/>AdaBoost</text:p>
          </table:table-cell>
          <table:table-cell office:value-type="string" calcext:value-type="string">
            <text:p><text:s/>10FoldCV</text:p>
          </table:table-cell>
          <table:table-cell office:value-type="float" office:value="0.103820634375297" calcext:value-type="float">
            <text:p>0.103820634375297</text:p>
          </table:table-cell>
          <table:table-cell office:value-type="float" office:value="151.515209913" calcext:value-type="float">
            <text:p>151.515209913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564389233954451" calcext:value-type="float">
            <text:p>0.564389233954451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305797592063426" calcext:value-type="float">
            <text:p>0.305797592063426</text:p>
          </table:table-cell>
          <table:table-cell office:value-type="string" calcext:value-type="string">
            <text:p><text:s/>Standarddataset</text:p>
          </table:table-cell>
          <table:table-cell table:formula="of:=[.E7]*[.G7]" office:value-type="float" office:value="0.0791014357145123" calcext:value-type="float">
            <text:p>0.0791014357145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B</text:p>
          </table:table-cell>
          <table:table-cell office:value-type="string" calcext:value-type="string">
            <text:p><text:s/>MRMR</text:p>
          </table:table-cell>
          <table:table-cell office:value-type="string" calcext:value-type="string">
            <text:p><text:s/>AdaBoost</text:p>
          </table:table-cell>
          <table:table-cell office:value-type="string" calcext:value-type="string">
            <text:p><text:s/>10FoldCV</text:p>
          </table:table-cell>
          <table:table-cell office:value-type="float" office:value="0.103820634375297" calcext:value-type="float">
            <text:p>0.103820634375297</text:p>
          </table:table-cell>
          <table:table-cell office:value-type="float" office:value="158.502932072" calcext:value-type="float">
            <text:p>158.502932072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564389233954451" calcext:value-type="float">
            <text:p>0.564389233954451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305797592063426" calcext:value-type="float">
            <text:p>0.305797592063426</text:p>
          </table:table-cell>
          <table:table-cell office:value-type="string" calcext:value-type="string">
            <text:p><text:s/>Standarddataset</text:p>
          </table:table-cell>
          <table:table-cell table:formula="of:=[.E8]*[.G8]" office:value-type="float" office:value="0.0791014357145123" calcext:value-type="float">
            <text:p>0.0791014357145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B</text:p>
          </table:table-cell>
          <table:table-cell office:value-type="string" calcext:value-type="string">
            <text:p><text:s/>MRMR</text:p>
          </table:table-cell>
          <table:table-cell office:value-type="string" calcext:value-type="string">
            <text:p><text:s/>AdaBoost</text:p>
          </table:table-cell>
          <table:table-cell office:value-type="string" calcext:value-type="string">
            <text:p><text:s/>10FoldCV</text:p>
          </table:table-cell>
          <table:table-cell office:value-type="float" office:value="0.103820634375297" calcext:value-type="float">
            <text:p>0.103820634375297</text:p>
          </table:table-cell>
          <table:table-cell office:value-type="float" office:value="145.25444293" calcext:value-type="float">
            <text:p>145.25444293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564389233954451" calcext:value-type="float">
            <text:p>0.564389233954451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305797592063426" calcext:value-type="float">
            <text:p>0.305797592063426</text:p>
          </table:table-cell>
          <table:table-cell office:value-type="string" calcext:value-type="string">
            <text:p><text:s/>Standarddataset</text:p>
          </table:table-cell>
          <table:table-cell table:formula="of:=[.E9]*[.G9]" office:value-type="float" office:value="0.0791014357145123" calcext:value-type="float">
            <text:p>0.0791014357145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B</text:p>
          </table:table-cell>
          <table:table-cell office:value-type="string" calcext:value-type="string">
            <text:p><text:s/>MRMR</text:p>
          </table:table-cell>
          <table:table-cell office:value-type="string" calcext:value-type="string">
            <text:p><text:s/>AdaBoost</text:p>
          </table:table-cell>
          <table:table-cell office:value-type="string" calcext:value-type="string">
            <text:p><text:s/>10FoldCV</text:p>
          </table:table-cell>
          <table:table-cell office:value-type="float" office:value="0.103820634375297" calcext:value-type="float">
            <text:p>0.103820634375297</text:p>
          </table:table-cell>
          <table:table-cell office:value-type="float" office:value="160.261372089" calcext:value-type="float">
            <text:p>160.261372089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564389233954451" calcext:value-type="float">
            <text:p>0.564389233954451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305797592063426" calcext:value-type="float">
            <text:p>0.305797592063426</text:p>
          </table:table-cell>
          <table:table-cell office:value-type="string" calcext:value-type="string">
            <text:p><text:s/>Standard</text:p>
          </table:table-cell>
          <table:table-cell table:formula="of:=[.E10]*[.G10]" office:value-type="float" office:value="0.0791014357145123" calcext:value-type="float">
            <text:p>0.0791014357145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B</text:p>
          </table:table-cell>
          <table:table-cell office:value-type="string" calcext:value-type="string">
            <text:p><text:s/>MRMR</text:p>
          </table:table-cell>
          <table:table-cell office:value-type="string" calcext:value-type="string">
            <text:p><text:s/>AdaBoost</text:p>
          </table:table-cell>
          <table:table-cell office:value-type="string" calcext:value-type="string">
            <text:p><text:s/>10FoldCV</text:p>
          </table:table-cell>
          <table:table-cell office:value-type="float" office:value="0.103820634375297" calcext:value-type="float">
            <text:p>0.103820634375297</text:p>
          </table:table-cell>
          <table:table-cell office:value-type="float" office:value="206.06862092" calcext:value-type="float">
            <text:p>206.06862092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564389233954451" calcext:value-type="float">
            <text:p>0.564389233954451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305797592063426" calcext:value-type="float">
            <text:p>0.305797592063426</text:p>
          </table:table-cell>
          <table:table-cell office:value-type="string" calcext:value-type="string">
            <text:p><text:s/>Robust</text:p>
          </table:table-cell>
          <table:table-cell table:formula="of:=[.E11]*[.G11]" office:value-type="float" office:value="0.0791014357145123" calcext:value-type="float">
            <text:p>0.0791014357145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B</text:p>
          </table:table-cell>
          <table:table-cell office:value-type="string" calcext:value-type="string">
            <text:p><text:s/>MRMR</text:p>
          </table:table-cell>
          <table:table-cell office:value-type="string" calcext:value-type="string">
            <text:p><text:s/>AdaBoost</text:p>
          </table:table-cell>
          <table:table-cell office:value-type="string" calcext:value-type="string">
            <text:p><text:s/>10FoldCV</text:p>
          </table:table-cell>
          <table:table-cell office:value-type="float" office:value="0.103820634375297" calcext:value-type="float">
            <text:p>0.103820634375297</text:p>
          </table:table-cell>
          <table:table-cell office:value-type="float" office:value="473.044219971" calcext:value-type="float">
            <text:p>473.044219971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564389233954451" calcext:value-type="float">
            <text:p>0.564389233954451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305797592063426" calcext:value-type="float">
            <text:p>0.305797592063426</text:p>
          </table:table-cell>
          <table:table-cell office:value-type="string" calcext:value-type="string">
            <text:p><text:s/>Quantile</text:p>
          </table:table-cell>
          <table:table-cell table:formula="of:=[.E12]*[.G12]" office:value-type="float" office:value="0.0791014357145123" calcext:value-type="float">
            <text:p>0.0791014357145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B</text:p>
          </table:table-cell>
          <table:table-cell office:value-type="string" calcext:value-type="string">
            <text:p><text:s/>JMI</text:p>
          </table:table-cell>
          <table:table-cell office:value-type="string" calcext:value-type="string">
            <text:p><text:s/>AdaBoost</text:p>
          </table:table-cell>
          <table:table-cell office:value-type="string" calcext:value-type="string">
            <text:p><text:s/>10FoldCV</text:p>
          </table:table-cell>
          <table:table-cell office:value-type="float" office:value="0.103820634375297" calcext:value-type="float">
            <text:p>0.103820634375297</text:p>
          </table:table-cell>
          <table:table-cell office:value-type="float" office:value="135.215815067" calcext:value-type="float">
            <text:p>135.215815067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564389233954451" calcext:value-type="float">
            <text:p>0.564389233954451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305797592063426" calcext:value-type="float">
            <text:p>0.305797592063426</text:p>
          </table:table-cell>
          <table:table-cell office:value-type="string" calcext:value-type="string">
            <text:p><text:s/>Standard</text:p>
          </table:table-cell>
          <table:table-cell table:formula="of:=[.E13]*[.G13]" office:value-type="float" office:value="0.0791014357145123" calcext:value-type="float">
            <text:p>0.0791014357145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B</text:p>
          </table:table-cell>
          <table:table-cell office:value-type="string" calcext:value-type="string">
            <text:p><text:s/>JMI</text:p>
          </table:table-cell>
          <table:table-cell office:value-type="string" calcext:value-type="string">
            <text:p><text:s/>AdaBoost</text:p>
          </table:table-cell>
          <table:table-cell office:value-type="string" calcext:value-type="string">
            <text:p><text:s/>10FoldCV</text:p>
          </table:table-cell>
          <table:table-cell office:value-type="float" office:value="0.103820634375297" calcext:value-type="float">
            <text:p>0.103820634375297</text:p>
          </table:table-cell>
          <table:table-cell office:value-type="float" office:value="178.793864012" calcext:value-type="float">
            <text:p>178.793864012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564389233954451" calcext:value-type="float">
            <text:p>0.564389233954451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305797592063426" calcext:value-type="float">
            <text:p>0.305797592063426</text:p>
          </table:table-cell>
          <table:table-cell office:value-type="string" calcext:value-type="string">
            <text:p><text:s/>Robust</text:p>
          </table:table-cell>
          <table:table-cell table:formula="of:=[.E14]*[.G14]" office:value-type="float" office:value="0.0791014357145123" calcext:value-type="float">
            <text:p>0.0791014357145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B</text:p>
          </table:table-cell>
          <table:table-cell office:value-type="string" calcext:value-type="string">
            <text:p><text:s/>JMI</text:p>
          </table:table-cell>
          <table:table-cell office:value-type="string" calcext:value-type="string">
            <text:p><text:s/>AdaBoost</text:p>
          </table:table-cell>
          <table:table-cell office:value-type="string" calcext:value-type="string">
            <text:p><text:s/>10FoldCV</text:p>
          </table:table-cell>
          <table:table-cell office:value-type="float" office:value="0.103820634375297" calcext:value-type="float">
            <text:p>0.103820634375297</text:p>
          </table:table-cell>
          <table:table-cell office:value-type="float" office:value="434.420425892" calcext:value-type="float">
            <text:p>434.420425892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564389233954451" calcext:value-type="float">
            <text:p>0.564389233954451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305797592063426" calcext:value-type="float">
            <text:p>0.305797592063426</text:p>
          </table:table-cell>
          <table:table-cell office:value-type="string" calcext:value-type="string">
            <text:p><text:s/>Quantile</text:p>
          </table:table-cell>
          <table:table-cell table:formula="of:=[.E15]*[.G15]" office:value-type="float" office:value="0.0791014357145123" calcext:value-type="float">
            <text:p>0.0791014357145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B</text:p>
          </table:table-cell>
          <table:table-cell office:value-type="string" calcext:value-type="string">
            <text:p><text:s/>JMIM</text:p>
          </table:table-cell>
          <table:table-cell office:value-type="string" calcext:value-type="string">
            <text:p><text:s/>AdaBoost</text:p>
          </table:table-cell>
          <table:table-cell office:value-type="string" calcext:value-type="string">
            <text:p><text:s/>10FoldCV</text:p>
          </table:table-cell>
          <table:table-cell office:value-type="float" office:value="0.103820634375297" calcext:value-type="float">
            <text:p>0.103820634375297</text:p>
          </table:table-cell>
          <table:table-cell office:value-type="float" office:value="162.987303019" calcext:value-type="float">
            <text:p>162.987303019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564389233954451" calcext:value-type="float">
            <text:p>0.564389233954451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305797592063426" calcext:value-type="float">
            <text:p>0.305797592063426</text:p>
          </table:table-cell>
          <table:table-cell office:value-type="string" calcext:value-type="string">
            <text:p><text:s/>Standard</text:p>
          </table:table-cell>
          <table:table-cell table:formula="of:=[.E16]*[.G16]" office:value-type="float" office:value="0.0791014357145123" calcext:value-type="float">
            <text:p>0.0791014357145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B</text:p>
          </table:table-cell>
          <table:table-cell office:value-type="string" calcext:value-type="string">
            <text:p><text:s/>JMIM</text:p>
          </table:table-cell>
          <table:table-cell office:value-type="string" calcext:value-type="string">
            <text:p><text:s/>AdaBoost</text:p>
          </table:table-cell>
          <table:table-cell office:value-type="string" calcext:value-type="string">
            <text:p><text:s/>10FoldCV</text:p>
          </table:table-cell>
          <table:table-cell office:value-type="float" office:value="0.103820634375297" calcext:value-type="float">
            <text:p>0.103820634375297</text:p>
          </table:table-cell>
          <table:table-cell office:value-type="float" office:value="189.319615126" calcext:value-type="float">
            <text:p>189.319615126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564389233954451" calcext:value-type="float">
            <text:p>0.564389233954451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305797592063426" calcext:value-type="float">
            <text:p>0.305797592063426</text:p>
          </table:table-cell>
          <table:table-cell office:value-type="string" calcext:value-type="string">
            <text:p><text:s/>Robust</text:p>
          </table:table-cell>
          <table:table-cell table:formula="of:=[.E17]*[.G17]" office:value-type="float" office:value="0.0791014357145123" calcext:value-type="float">
            <text:p>0.0791014357145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/>B</text:p>
          </table:table-cell>
          <table:table-cell office:value-type="string" calcext:value-type="string">
            <text:p><text:s/>JMIM</text:p>
          </table:table-cell>
          <table:table-cell office:value-type="string" calcext:value-type="string">
            <text:p><text:s/>AdaBoost</text:p>
          </table:table-cell>
          <table:table-cell office:value-type="string" calcext:value-type="string">
            <text:p><text:s/>10FoldCV</text:p>
          </table:table-cell>
          <table:table-cell office:value-type="float" office:value="0.103820634375297" calcext:value-type="float">
            <text:p>0.103820634375297</text:p>
          </table:table-cell>
          <table:table-cell office:value-type="float" office:value="388.848713875" calcext:value-type="float">
            <text:p>388.848713875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564389233954451" calcext:value-type="float">
            <text:p>0.564389233954451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305797592063426" calcext:value-type="float">
            <text:p>0.305797592063426</text:p>
          </table:table-cell>
          <table:table-cell office:value-type="string" calcext:value-type="string">
            <text:p><text:s/>Quantile</text:p>
          </table:table-cell>
          <table:table-cell table:formula="of:=[.E18]*[.G18]" office:value-type="float" office:value="0.0791014357145123" calcext:value-type="float">
            <text:p>0.07910143571451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JMI</text:p>
          </table:table-cell>
          <table:table-cell office:value-type="string" calcext:value-type="string">
            <text:p><text:s/>RandomForest</text:p>
          </table:table-cell>
          <table:table-cell office:value-type="string" calcext:value-type="string">
            <text:p><text:s/>10FoldCV</text:p>
          </table:table-cell>
          <table:table-cell office:value-type="float" office:value="0.0481347857063113" calcext:value-type="float">
            <text:p>0.048134785706311</text:p>
          </table:table-cell>
          <table:table-cell office:value-type="float" office:value="8404.04440999" calcext:value-type="float">
            <text:p>8404.04440999</text:p>
          </table:table-cell>
          <table:table-cell office:value-type="float" office:value="0.739130434782609" calcext:value-type="float">
            <text:p>0.739130434782609</text:p>
          </table:table-cell>
          <table:table-cell office:value-type="float" office:value="0.58343685300207" calcext:value-type="float">
            <text:p>0.58343685300207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204303245885568" calcext:value-type="float">
            <text:p>0.204303245885568</text:p>
          </table:table-cell>
          <table:table-cell office:value-type="string" calcext:value-type="string">
            <text:p><text:s/>Quantile</text:p>
          </table:table-cell>
          <table:table-cell table:formula="of:=[.E19]*[.G19]" office:value-type="float" office:value="0.0355778850872735" calcext:value-type="float">
            <text:p>0.03557788508727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MRMR</text:p>
          </table:table-cell>
          <table:table-cell office:value-type="string" calcext:value-type="string">
            <text:p><text:s/>ExtraTree</text:p>
          </table:table-cell>
          <table:table-cell office:value-type="string" calcext:value-type="string">
            <text:p><text:s/>10FoldCV</text:p>
          </table:table-cell>
          <table:table-cell office:value-type="float" office:value="0.0427347777252995" calcext:value-type="float">
            <text:p>0.0427347777253</text:p>
          </table:table-cell>
          <table:table-cell office:value-type="float" office:value="4.1405711174" calcext:value-type="float">
            <text:p>4.1405711174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563975155279503" calcext:value-type="float">
            <text:p>0.563975155279503</text:p>
          </table:table-cell>
          <table:table-cell office:value-type="float" office:value="0.380952380952381" calcext:value-type="float">
            <text:p>0.380952380952381</text:p>
          </table:table-cell>
          <table:table-cell office:value-type="float" office:value="0.225375989489224" calcext:value-type="float">
            <text:p>0.225375989489224</text:p>
          </table:table-cell>
          <table:table-cell office:value-type="string" calcext:value-type="string">
            <text:p><text:s/>Standard</text:p>
          </table:table-cell>
          <table:table-cell table:formula="of:=[.E20]*[.G20]" office:value-type="float" office:value="0.0325598306478473" calcext:value-type="float">
            <text:p>0.032559830647847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MRMR</text:p>
          </table:table-cell>
          <table:table-cell office:value-type="string" calcext:value-type="string">
            <text:p><text:s/>ExtraTree</text:p>
          </table:table-cell>
          <table:table-cell office:value-type="string" calcext:value-type="string">
            <text:p><text:s/>10FoldCV</text:p>
          </table:table-cell>
          <table:table-cell office:value-type="float" office:value="0.0427347777252995" calcext:value-type="float">
            <text:p>0.0427347777253</text:p>
          </table:table-cell>
          <table:table-cell office:value-type="float" office:value="38.2389268875" calcext:value-type="float">
            <text:p>38.2389268875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563975155279503" calcext:value-type="float">
            <text:p>0.563975155279503</text:p>
          </table:table-cell>
          <table:table-cell office:value-type="float" office:value="0.380952380952381" calcext:value-type="float">
            <text:p>0.380952380952381</text:p>
          </table:table-cell>
          <table:table-cell office:value-type="float" office:value="0.225375989489224" calcext:value-type="float">
            <text:p>0.225375989489224</text:p>
          </table:table-cell>
          <table:table-cell office:value-type="string" calcext:value-type="string">
            <text:p><text:s/>Robust</text:p>
          </table:table-cell>
          <table:table-cell table:formula="of:=[.E21]*[.G21]" office:value-type="float" office:value="0.0325598306478473" calcext:value-type="float">
            <text:p>0.032559830647847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JMI</text:p>
          </table:table-cell>
          <table:table-cell office:value-type="string" calcext:value-type="string">
            <text:p><text:s/>ExtraTree</text:p>
          </table:table-cell>
          <table:table-cell office:value-type="string" calcext:value-type="string">
            <text:p><text:s/>10FoldCV</text:p>
          </table:table-cell>
          <table:table-cell office:value-type="float" office:value="0.0427347777252995" calcext:value-type="float">
            <text:p>0.0427347777253</text:p>
          </table:table-cell>
          <table:table-cell office:value-type="float" office:value="2.24576282501" calcext:value-type="float">
            <text:p>2.24576282501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563975155279503" calcext:value-type="float">
            <text:p>0.563975155279503</text:p>
          </table:table-cell>
          <table:table-cell office:value-type="float" office:value="0.380952380952381" calcext:value-type="float">
            <text:p>0.380952380952381</text:p>
          </table:table-cell>
          <table:table-cell office:value-type="float" office:value="0.225375989489224" calcext:value-type="float">
            <text:p>0.225375989489224</text:p>
          </table:table-cell>
          <table:table-cell office:value-type="string" calcext:value-type="string">
            <text:p><text:s/>Standard</text:p>
          </table:table-cell>
          <table:table-cell table:formula="of:=[.E22]*[.G22]" office:value-type="float" office:value="0.0325598306478473" calcext:value-type="float">
            <text:p>0.032559830647847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JMI</text:p>
          </table:table-cell>
          <table:table-cell office:value-type="string" calcext:value-type="string">
            <text:p><text:s/>ExtraTree</text:p>
          </table:table-cell>
          <table:table-cell office:value-type="string" calcext:value-type="string">
            <text:p><text:s/>10FoldCV</text:p>
          </table:table-cell>
          <table:table-cell office:value-type="float" office:value="0.0427347777252995" calcext:value-type="float">
            <text:p>0.0427347777253</text:p>
          </table:table-cell>
          <table:table-cell office:value-type="float" office:value="31.6193408966" calcext:value-type="float">
            <text:p>31.6193408966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563975155279503" calcext:value-type="float">
            <text:p>0.563975155279503</text:p>
          </table:table-cell>
          <table:table-cell office:value-type="float" office:value="0.380952380952381" calcext:value-type="float">
            <text:p>0.380952380952381</text:p>
          </table:table-cell>
          <table:table-cell office:value-type="float" office:value="0.225375989489224" calcext:value-type="float">
            <text:p>0.225375989489224</text:p>
          </table:table-cell>
          <table:table-cell office:value-type="string" calcext:value-type="string">
            <text:p><text:s/>Robust</text:p>
          </table:table-cell>
          <table:table-cell table:formula="of:=[.E23]*[.G23]" office:value-type="float" office:value="0.0325598306478473" calcext:value-type="float">
            <text:p>0.032559830647847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JMIM</text:p>
          </table:table-cell>
          <table:table-cell office:value-type="string" calcext:value-type="string">
            <text:p><text:s/>ExtraTree</text:p>
          </table:table-cell>
          <table:table-cell office:value-type="string" calcext:value-type="string">
            <text:p><text:s/>10FoldCV</text:p>
          </table:table-cell>
          <table:table-cell office:value-type="float" office:value="0.0427347777252995" calcext:value-type="float">
            <text:p>0.0427347777253</text:p>
          </table:table-cell>
          <table:table-cell office:value-type="float" office:value="3.26973891258" calcext:value-type="float">
            <text:p>3.26973891258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563975155279503" calcext:value-type="float">
            <text:p>0.563975155279503</text:p>
          </table:table-cell>
          <table:table-cell office:value-type="float" office:value="0.380952380952381" calcext:value-type="float">
            <text:p>0.380952380952381</text:p>
          </table:table-cell>
          <table:table-cell office:value-type="float" office:value="0.225375989489224" calcext:value-type="float">
            <text:p>0.225375989489224</text:p>
          </table:table-cell>
          <table:table-cell office:value-type="string" calcext:value-type="string">
            <text:p><text:s/>Standard</text:p>
          </table:table-cell>
          <table:table-cell table:formula="of:=[.E24]*[.G24]" office:value-type="float" office:value="0.0325598306478473" calcext:value-type="float">
            <text:p>0.032559830647847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JMIM</text:p>
          </table:table-cell>
          <table:table-cell office:value-type="string" calcext:value-type="string">
            <text:p><text:s/>ExtraTree</text:p>
          </table:table-cell>
          <table:table-cell office:value-type="string" calcext:value-type="string">
            <text:p><text:s/>10FoldCV</text:p>
          </table:table-cell>
          <table:table-cell office:value-type="float" office:value="0.0427347777252995" calcext:value-type="float">
            <text:p>0.0427347777253</text:p>
          </table:table-cell>
          <table:table-cell office:value-type="float" office:value="33.1626930237" calcext:value-type="float">
            <text:p>33.1626930237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563975155279503" calcext:value-type="float">
            <text:p>0.563975155279503</text:p>
          </table:table-cell>
          <table:table-cell office:value-type="float" office:value="0.380952380952381" calcext:value-type="float">
            <text:p>0.380952380952381</text:p>
          </table:table-cell>
          <table:table-cell office:value-type="float" office:value="0.225375989489224" calcext:value-type="float">
            <text:p>0.225375989489224</text:p>
          </table:table-cell>
          <table:table-cell office:value-type="string" calcext:value-type="string">
            <text:p><text:s/>Robust</text:p>
          </table:table-cell>
          <table:table-cell table:formula="of:=[.E25]*[.G25]" office:value-type="float" office:value="0.0325598306478473" calcext:value-type="float">
            <text:p>0.032559830647847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JMI</text:p>
          </table:table-cell>
          <table:table-cell office:value-type="string" calcext:value-type="string">
            <text:p><text:s/>MLP</text:p>
          </table:table-cell>
          <table:table-cell office:value-type="string" calcext:value-type="string">
            <text:p><text:s/>10FoldCV</text:p>
          </table:table-cell>
          <table:table-cell office:value-type="float" office:value="0.0250979234239191" calcext:value-type="float">
            <text:p>0.025097923423919</text:p>
          </table:table-cell>
          <table:table-cell office:value-type="float" office:value="46796.1663461" calcext:value-type="float">
            <text:p>46796.1663461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503105590062112" calcext:value-type="float">
            <text:p>0.503105590062112</text:p>
          </table:table-cell>
          <table:table-cell office:value-type="float" office:value="0.190476190476191" calcext:value-type="float">
            <text:p>0.190476190476191</text:p>
          </table:table-cell>
          <table:table-cell office:value-type="float" office:value="0.414409805488921" calcext:value-type="float">
            <text:p>0.414409805488921</text:p>
          </table:table-cell>
          <table:table-cell office:value-type="string" calcext:value-type="string">
            <text:p><text:s/>Quantile</text:p>
          </table:table-cell>
          <table:table-cell table:formula="of:=[.E26]*[.G26]" office:value-type="float" office:value="0.0227076450025935" calcext:value-type="float">
            <text:p>0.022707645002594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MRMR</text:p>
          </table:table-cell>
          <table:table-cell office:value-type="string" calcext:value-type="string">
            <text:p><text:s/>MLP</text:p>
          </table:table-cell>
          <table:table-cell office:value-type="string" calcext:value-type="string">
            <text:p><text:s/>10FoldCV</text:p>
          </table:table-cell>
          <table:table-cell office:value-type="float" office:value="0.0278125652400977" calcext:value-type="float">
            <text:p>0.027812565240098</text:p>
          </table:table-cell>
          <table:table-cell office:value-type="float" office:value="32057.971313" calcext:value-type="float">
            <text:p>32057.971313</text:p>
          </table:table-cell>
          <table:table-cell office:value-type="float" office:value="0.695652173913043" calcext:value-type="float">
            <text:p>0.695652173913043</text:p>
          </table:table-cell>
          <table:table-cell office:value-type="float" office:value="0.475155279503106" calcext:value-type="float">
            <text:p>0.475155279503106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54355220241531" calcext:value-type="float">
            <text:p>0.254355220241531</text:p>
          </table:table-cell>
          <table:table-cell office:value-type="string" calcext:value-type="string">
            <text:p><text:s/>Robust</text:p>
          </table:table-cell>
          <table:table-cell table:formula="of:=[.E27]*[.G27]" office:value-type="float" office:value="0.0193478714713723" calcext:value-type="float">
            <text:p>0.01934787147137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MRMR</text:p>
          </table:table-cell>
          <table:table-cell office:value-type="string" calcext:value-type="string">
            <text:p><text:s/>ExtraTree</text:p>
          </table:table-cell>
          <table:table-cell office:value-type="string" calcext:value-type="string">
            <text:p><text:s/>10FoldCV</text:p>
          </table:table-cell>
          <table:table-cell office:value-type="float" office:value="0.0230873423591414" calcext:value-type="float">
            <text:p>0.023087342359141</text:p>
          </table:table-cell>
          <table:table-cell office:value-type="float" office:value="307.630241156" calcext:value-type="float">
            <text:p>307.630241156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594202898550725" calcext:value-type="float">
            <text:p>0.594202898550725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0.15427973525609" calcext:value-type="float">
            <text:p>0.15427973525609</text:p>
          </table:table-cell>
          <table:table-cell office:value-type="string" calcext:value-type="string">
            <text:p><text:s/>Quantile</text:p>
          </table:table-cell>
          <table:table-cell table:formula="of:=[.E28]*[.G28]" office:value-type="float" office:value="0.0164909588279581" calcext:value-type="float">
            <text:p>0.016490958827958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JMI</text:p>
          </table:table-cell>
          <table:table-cell office:value-type="string" calcext:value-type="string">
            <text:p><text:s/>ExtraTree</text:p>
          </table:table-cell>
          <table:table-cell office:value-type="string" calcext:value-type="string">
            <text:p><text:s/>10FoldCV</text:p>
          </table:table-cell>
          <table:table-cell office:value-type="float" office:value="0.0230873423591414" calcext:value-type="float">
            <text:p>0.023087342359141</text:p>
          </table:table-cell>
          <table:table-cell office:value-type="float" office:value="304.201531887" calcext:value-type="float">
            <text:p>304.201531887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594202898550725" calcext:value-type="float">
            <text:p>0.594202898550725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0.15427973525609" calcext:value-type="float">
            <text:p>0.15427973525609</text:p>
          </table:table-cell>
          <table:table-cell office:value-type="string" calcext:value-type="string">
            <text:p><text:s/>Quantile</text:p>
          </table:table-cell>
          <table:table-cell table:formula="of:=[.E29]*[.G29]" office:value-type="float" office:value="0.0164909588279581" calcext:value-type="float">
            <text:p>0.016490958827958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JMIM</text:p>
          </table:table-cell>
          <table:table-cell office:value-type="string" calcext:value-type="string">
            <text:p><text:s/>ExtraTree</text:p>
          </table:table-cell>
          <table:table-cell office:value-type="string" calcext:value-type="string">
            <text:p><text:s/>10FoldCV</text:p>
          </table:table-cell>
          <table:table-cell office:value-type="float" office:value="0.0230873423591414" calcext:value-type="float">
            <text:p>0.023087342359141</text:p>
          </table:table-cell>
          <table:table-cell office:value-type="float" office:value="259.722833872" calcext:value-type="float">
            <text:p>259.722833872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594202898550725" calcext:value-type="float">
            <text:p>0.594202898550725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0.15427973525609" calcext:value-type="float">
            <text:p>0.15427973525609</text:p>
          </table:table-cell>
          <table:table-cell office:value-type="string" calcext:value-type="string">
            <text:p><text:s/>Quantile</text:p>
          </table:table-cell>
          <table:table-cell table:formula="of:=[.E30]*[.G30]" office:value-type="float" office:value="0.0164909588279581" calcext:value-type="float">
            <text:p>0.016490958827958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JMIM</text:p>
          </table:table-cell>
          <table:table-cell office:value-type="string" calcext:value-type="string">
            <text:p><text:s/>MLP</text:p>
          </table:table-cell>
          <table:table-cell office:value-type="string" calcext:value-type="string">
            <text:p><text:s/>10FoldCV</text:p>
          </table:table-cell>
          <table:table-cell office:value-type="float" office:value="0.0135865552234589" calcext:value-type="float">
            <text:p>0.013586555223459</text:p>
          </table:table-cell>
          <table:table-cell office:value-type="float" office:value="46530.7821681" calcext:value-type="float">
            <text:p>46530.7821681</text:p>
          </table:table-cell>
          <table:table-cell office:value-type="float" office:value="0.904761904761905" calcext:value-type="float">
            <text:p>0.904761904761905</text:p>
          </table:table-cell>
          <table:table-cell office:value-type="float" office:value="0.522567287784679" calcext:value-type="float">
            <text:p>0.522567287784679</text:p>
          </table:table-cell>
          <table:table-cell office:value-type="float" office:value="0.260869565217391" calcext:value-type="float">
            <text:p>0.260869565217391</text:p>
          </table:table-cell>
          <table:table-cell office:value-type="float" office:value="0.432406798810159" calcext:value-type="float">
            <text:p>0.432406798810159</text:p>
          </table:table-cell>
          <table:table-cell office:value-type="string" calcext:value-type="string">
            <text:p><text:s/>Quantile</text:p>
          </table:table-cell>
          <table:table-cell table:formula="of:=[.E31]*[.G31]" office:value-type="float" office:value="0.0122925975831294" calcext:value-type="float">
            <text:p>0.01229259758313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MRMR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<text:s/>10FoldCV</text:p>
          </table:table-cell>
          <table:table-cell office:value-type="float" office:value="0" calcext:value-type="float">
            <text:p>0</text:p>
          </table:table-cell>
          <table:table-cell office:value-type="float" office:value="1291.34544587" calcext:value-type="float">
            <text:p>1291.3454458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6231884057971" calcext:value-type="float">
            <text:p>0.66231884057971</text:p>
          </table:table-cell>
          <table:table-cell office:value-type="float" office:value="0.652173913043478" calcext:value-type="float">
            <text:p>0.652173913043478</text:p>
          </table:table-cell>
          <table:table-cell office:value-type="float" office:value="0.0132828281013212" calcext:value-type="float">
            <text:p>0.013282828101321</text:p>
          </table:table-cell>
          <table:table-cell office:value-type="string" calcext:value-type="string">
            <text:p><text:s/>Standard</text:p>
          </table:table-cell>
          <table:table-cell table:formula="of:=[.E32]*[.G32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MRMR</text:p>
          </table:table-cell>
          <table:table-cell office:value-type="string" calcext:value-type="string">
            <text:p><text:s/>RandomForest</text:p>
          </table:table-cell>
          <table:table-cell office:value-type="string" calcext:value-type="string">
            <text:p><text:s/>10FoldCV</text:p>
          </table:table-cell>
          <table:table-cell office:value-type="float" office:value="0" calcext:value-type="float">
            <text:p>0</text:p>
          </table:table-cell>
          <table:table-cell office:value-type="float" office:value="1022.82906008" calcext:value-type="float">
            <text:p>1022.82906008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550517598343685" calcext:value-type="float">
            <text:p>0.550517598343685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84327356585625" calcext:value-type="float">
            <text:p>0.284327356585625</text:p>
          </table:table-cell>
          <table:table-cell office:value-type="string" calcext:value-type="string">
            <text:p><text:s/>Standard</text:p>
          </table:table-cell>
          <table:table-cell table:formula="of:=[.E33]*[.G33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MRMR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<text:s/>10FoldCV</text:p>
          </table:table-cell>
          <table:table-cell office:value-type="float" office:value="0" calcext:value-type="float">
            <text:p>0</text:p>
          </table:table-cell>
          <table:table-cell office:value-type="float" office:value="1999.35450602" calcext:value-type="float">
            <text:p>1999.35450602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6231884057971" calcext:value-type="float">
            <text:p>0.66231884057971</text:p>
          </table:table-cell>
          <table:table-cell office:value-type="float" office:value="0.652173913043478" calcext:value-type="float">
            <text:p>0.652173913043478</text:p>
          </table:table-cell>
          <table:table-cell office:value-type="float" office:value="0.0132828281013212" calcext:value-type="float">
            <text:p>0.013282828101321</text:p>
          </table:table-cell>
          <table:table-cell office:value-type="string" calcext:value-type="string">
            <text:p><text:s/>Robust</text:p>
          </table:table-cell>
          <table:table-cell table:formula="of:=[.E34]*[.G34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MRMR</text:p>
          </table:table-cell>
          <table:table-cell office:value-type="string" calcext:value-type="string">
            <text:p><text:s/>MLP</text:p>
          </table:table-cell>
          <table:table-cell office:value-type="string" calcext:value-type="string">
            <text:p><text:s/>10FoldCV</text:p>
          </table:table-cell>
          <table:table-cell office:value-type="float" office:value="0" calcext:value-type="float">
            <text:p>0</text:p>
          </table:table-cell>
          <table:table-cell office:value-type="float" office:value="47579.73329" calcext:value-type="float">
            <text:p>47579.73329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502691511387163" calcext:value-type="float">
            <text:p>0.502691511387163</text:p>
          </table:table-cell>
          <table:table-cell office:value-type="float" office:value="0.260869565217391" calcext:value-type="float">
            <text:p>0.260869565217391</text:p>
          </table:table-cell>
          <table:table-cell office:value-type="float" office:value="0.323463037342441" calcext:value-type="float">
            <text:p>0.323463037342441</text:p>
          </table:table-cell>
          <table:table-cell office:value-type="string" calcext:value-type="string">
            <text:p><text:s/>Quantile</text:p>
          </table:table-cell>
          <table:table-cell table:formula="of:=[.E35]*[.G35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MRMR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<text:s/>10FoldCV</text:p>
          </table:table-cell>
          <table:table-cell office:value-type="float" office:value="0" calcext:value-type="float">
            <text:p>0</text:p>
          </table:table-cell>
          <table:table-cell office:value-type="float" office:value="12978.9002819" calcext:value-type="float">
            <text:p>12978.9002819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6231884057971" calcext:value-type="float">
            <text:p>0.66231884057971</text:p>
          </table:table-cell>
          <table:table-cell office:value-type="float" office:value="0.652173913043478" calcext:value-type="float">
            <text:p>0.652173913043478</text:p>
          </table:table-cell>
          <table:table-cell office:value-type="float" office:value="0.0132828281013212" calcext:value-type="float">
            <text:p>0.013282828101321</text:p>
          </table:table-cell>
          <table:table-cell office:value-type="string" calcext:value-type="string">
            <text:p><text:s/>Quantile</text:p>
          </table:table-cell>
          <table:table-cell table:formula="of:=[.E36]*[.G36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MRMR</text:p>
          </table:table-cell>
          <table:table-cell office:value-type="string" calcext:value-type="string">
            <text:p><text:s/>RandomForest</text:p>
          </table:table-cell>
          <table:table-cell office:value-type="string" calcext:value-type="string">
            <text:p><text:s/>10FoldCV</text:p>
          </table:table-cell>
          <table:table-cell office:value-type="float" office:value="0" calcext:value-type="float">
            <text:p>0</text:p>
          </table:table-cell>
          <table:table-cell office:value-type="float" office:value="8340.07589006" calcext:value-type="float">
            <text:p>8340.07589006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541407867494824" calcext:value-type="float">
            <text:p>0.541407867494824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0.330128751948281" calcext:value-type="float">
            <text:p>0.330128751948281</text:p>
          </table:table-cell>
          <table:table-cell office:value-type="string" calcext:value-type="string">
            <text:p><text:s/>Quantile</text:p>
          </table:table-cell>
          <table:table-cell table:formula="of:=[.E37]*[.G37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JMI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<text:s/>10FoldCV</text:p>
          </table:table-cell>
          <table:table-cell office:value-type="float" office:value="0" calcext:value-type="float">
            <text:p>0</text:p>
          </table:table-cell>
          <table:table-cell office:value-type="float" office:value="1269.50507212" calcext:value-type="float">
            <text:p>1269.50507212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6231884057971" calcext:value-type="float">
            <text:p>0.66231884057971</text:p>
          </table:table-cell>
          <table:table-cell office:value-type="float" office:value="0.652173913043478" calcext:value-type="float">
            <text:p>0.652173913043478</text:p>
          </table:table-cell>
          <table:table-cell office:value-type="float" office:value="0.0132828281013212" calcext:value-type="float">
            <text:p>0.013282828101321</text:p>
          </table:table-cell>
          <table:table-cell office:value-type="string" calcext:value-type="string">
            <text:p><text:s/>Standard</text:p>
          </table:table-cell>
          <table:table-cell table:formula="of:=[.E38]*[.G38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JMI</text:p>
          </table:table-cell>
          <table:table-cell office:value-type="string" calcext:value-type="string">
            <text:p><text:s/>RandomForest</text:p>
          </table:table-cell>
          <table:table-cell office:value-type="string" calcext:value-type="string">
            <text:p><text:s/>10FoldCV</text:p>
          </table:table-cell>
          <table:table-cell office:value-type="float" office:value="0" calcext:value-type="float">
            <text:p>0</text:p>
          </table:table-cell>
          <table:table-cell office:value-type="float" office:value="983.207339048" calcext:value-type="float">
            <text:p>983.207339048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55527950310559" calcext:value-type="float">
            <text:p>0.55527950310559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0.30353294382037" calcext:value-type="float">
            <text:p>0.30353294382037</text:p>
          </table:table-cell>
          <table:table-cell office:value-type="string" calcext:value-type="string">
            <text:p><text:s/>Standard</text:p>
          </table:table-cell>
          <table:table-cell table:formula="of:=[.E39]*[.G39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JMI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<text:s/>10FoldCV</text:p>
          </table:table-cell>
          <table:table-cell office:value-type="float" office:value="0" calcext:value-type="float">
            <text:p>0</text:p>
          </table:table-cell>
          <table:table-cell office:value-type="float" office:value="1944.35090113" calcext:value-type="float">
            <text:p>1944.3509011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6231884057971" calcext:value-type="float">
            <text:p>0.66231884057971</text:p>
          </table:table-cell>
          <table:table-cell office:value-type="float" office:value="0.652173913043478" calcext:value-type="float">
            <text:p>0.652173913043478</text:p>
          </table:table-cell>
          <table:table-cell office:value-type="float" office:value="0.0132828281013212" calcext:value-type="float">
            <text:p>0.013282828101321</text:p>
          </table:table-cell>
          <table:table-cell office:value-type="string" calcext:value-type="string">
            <text:p><text:s/>Robust</text:p>
          </table:table-cell>
          <table:table-cell table:formula="of:=[.E40]*[.G40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JMI</text:p>
          </table:table-cell>
          <table:table-cell office:value-type="string" calcext:value-type="string">
            <text:p><text:s/>RandomForest</text:p>
          </table:table-cell>
          <table:table-cell office:value-type="string" calcext:value-type="string">
            <text:p><text:s/>10FoldCV</text:p>
          </table:table-cell>
          <table:table-cell office:value-type="float" office:value="0" calcext:value-type="float">
            <text:p>0</text:p>
          </table:table-cell>
          <table:table-cell office:value-type="float" office:value="1520.11509085" calcext:value-type="float">
            <text:p>1520.11509085</text:p>
          </table:table-cell>
          <table:table-cell office:value-type="float" office:value="0.695652173913043" calcext:value-type="float">
            <text:p>0.695652173913043</text:p>
          </table:table-cell>
          <table:table-cell office:value-type="float" office:value="0.579089026915114" calcext:value-type="float">
            <text:p>0.57908902691511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34830803383223" calcext:value-type="float">
            <text:p>0.234830803383223</text:p>
          </table:table-cell>
          <table:table-cell office:value-type="string" calcext:value-type="string">
            <text:p><text:s/>Robust</text:p>
          </table:table-cell>
          <table:table-cell table:formula="of:=[.E41]*[.G41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JMI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<text:s/>10FoldCV</text:p>
          </table:table-cell>
          <table:table-cell office:value-type="float" office:value="0" calcext:value-type="float">
            <text:p>0</text:p>
          </table:table-cell>
          <table:table-cell office:value-type="float" office:value="12878.1345239" calcext:value-type="float">
            <text:p>12878.1345239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6231884057971" calcext:value-type="float">
            <text:p>0.66231884057971</text:p>
          </table:table-cell>
          <table:table-cell office:value-type="float" office:value="0.652173913043478" calcext:value-type="float">
            <text:p>0.652173913043478</text:p>
          </table:table-cell>
          <table:table-cell office:value-type="float" office:value="0.0132828281013212" calcext:value-type="float">
            <text:p>0.013282828101321</text:p>
          </table:table-cell>
          <table:table-cell office:value-type="string" calcext:value-type="string">
            <text:p><text:s/>Quantile</text:p>
          </table:table-cell>
          <table:table-cell table:formula="of:=[.E42]*[.G42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JMIM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<text:s/>10FoldCV</text:p>
          </table:table-cell>
          <table:table-cell office:value-type="float" office:value="0" calcext:value-type="float">
            <text:p>0</text:p>
          </table:table-cell>
          <table:table-cell office:value-type="float" office:value="1258.57864904" calcext:value-type="float">
            <text:p>1258.5786490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6231884057971" calcext:value-type="float">
            <text:p>0.66231884057971</text:p>
          </table:table-cell>
          <table:table-cell office:value-type="float" office:value="0.652173913043478" calcext:value-type="float">
            <text:p>0.652173913043478</text:p>
          </table:table-cell>
          <table:table-cell office:value-type="float" office:value="0.0132828281013212" calcext:value-type="float">
            <text:p>0.013282828101321</text:p>
          </table:table-cell>
          <table:table-cell office:value-type="string" calcext:value-type="string">
            <text:p><text:s/>Standard</text:p>
          </table:table-cell>
          <table:table-cell table:formula="of:=[.E43]*[.G43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JMIM</text:p>
          </table:table-cell>
          <table:table-cell office:value-type="string" calcext:value-type="string">
            <text:p><text:s/>RandomForest</text:p>
          </table:table-cell>
          <table:table-cell office:value-type="string" calcext:value-type="string">
            <text:p><text:s/>10FoldCV</text:p>
          </table:table-cell>
          <table:table-cell office:value-type="float" office:value="0" calcext:value-type="float">
            <text:p>0</text:p>
          </table:table-cell>
          <table:table-cell office:value-type="float" office:value="987.278141975" calcext:value-type="float">
            <text:p>987.278141975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577432712215321" calcext:value-type="float">
            <text:p>0.577432712215321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0.310964262845147" calcext:value-type="float">
            <text:p>0.310964262845147</text:p>
          </table:table-cell>
          <table:table-cell office:value-type="string" calcext:value-type="string">
            <text:p><text:s/>Standard</text:p>
          </table:table-cell>
          <table:table-cell table:formula="of:=[.E44]*[.G44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JMIM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<text:s/>10FoldCV</text:p>
          </table:table-cell>
          <table:table-cell office:value-type="float" office:value="0" calcext:value-type="float">
            <text:p>0</text:p>
          </table:table-cell>
          <table:table-cell office:value-type="float" office:value="1963.2947011" calcext:value-type="float">
            <text:p>1963.294701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6231884057971" calcext:value-type="float">
            <text:p>0.66231884057971</text:p>
          </table:table-cell>
          <table:table-cell office:value-type="float" office:value="0.652173913043478" calcext:value-type="float">
            <text:p>0.652173913043478</text:p>
          </table:table-cell>
          <table:table-cell office:value-type="float" office:value="0.0132828281013212" calcext:value-type="float">
            <text:p>0.013282828101321</text:p>
          </table:table-cell>
          <table:table-cell office:value-type="string" calcext:value-type="string">
            <text:p><text:s/>Robust</text:p>
          </table:table-cell>
          <table:table-cell table:formula="of:=[.E45]*[.G45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JMIM</text:p>
          </table:table-cell>
          <table:table-cell office:value-type="string" calcext:value-type="string">
            <text:p><text:s/>SVM</text:p>
          </table:table-cell>
          <table:table-cell office:value-type="string" calcext:value-type="string">
            <text:p><text:s/>10FoldCV</text:p>
          </table:table-cell>
          <table:table-cell office:value-type="float" office:value="0" calcext:value-type="float">
            <text:p>0</text:p>
          </table:table-cell>
          <table:table-cell office:value-type="float" office:value="13245.6743169" calcext:value-type="float">
            <text:p>13245.6743169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6231884057971" calcext:value-type="float">
            <text:p>0.66231884057971</text:p>
          </table:table-cell>
          <table:table-cell office:value-type="float" office:value="0.652173913043478" calcext:value-type="float">
            <text:p>0.652173913043478</text:p>
          </table:table-cell>
          <table:table-cell office:value-type="float" office:value="0.0132828281013212" calcext:value-type="float">
            <text:p>0.013282828101321</text:p>
          </table:table-cell>
          <table:table-cell office:value-type="string" calcext:value-type="string">
            <text:p><text:s/>Quantile</text:p>
          </table:table-cell>
          <table:table-cell table:formula="of:=[.E46]*[.G46]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MRMR</text:p>
          </table:table-cell>
          <table:table-cell office:value-type="string" calcext:value-type="string">
            <text:p><text:s/>RandomForest</text:p>
          </table:table-cell>
          <table:table-cell office:value-type="string" calcext:value-type="string">
            <text:p><text:s/>10FoldCV</text:p>
          </table:table-cell>
          <table:table-cell office:value-type="float" office:value="-0.0444878260501305" calcext:value-type="float">
            <text:p>-0.044487826050131</text:p>
          </table:table-cell>
          <table:table-cell office:value-type="float" office:value="1583.67204309" calcext:value-type="float">
            <text:p>1583.67204309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569979296066253" calcext:value-type="float">
            <text:p>0.569979296066253</text:p>
          </table:table-cell>
          <table:table-cell office:value-type="float" office:value="0.380952380952381" calcext:value-type="float">
            <text:p>0.380952380952381</text:p>
          </table:table-cell>
          <table:table-cell office:value-type="float" office:value="0.255765574394833" calcext:value-type="float">
            <text:p>0.255765574394833</text:p>
          </table:table-cell>
          <table:table-cell office:value-type="string" calcext:value-type="string">
            <text:p><text:s/>Robust</text:p>
          </table:table-cell>
          <table:table-cell table:formula="of:=[.E47]*[.G47]" office:value-type="float" office:value="-0.031777018607236" calcext:value-type="float">
            <text:p>-0.031777018607236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JMIM</text:p>
          </table:table-cell>
          <table:table-cell office:value-type="string" calcext:value-type="string">
            <text:p><text:s/>RandomForest</text:p>
          </table:table-cell>
          <table:table-cell office:value-type="string" calcext:value-type="string">
            <text:p><text:s/>10FoldCV</text:p>
          </table:table-cell>
          <table:table-cell office:value-type="float" office:value="-0.0444878260501305" calcext:value-type="float">
            <text:p>-0.044487826050131</text:p>
          </table:table-cell>
          <table:table-cell office:value-type="float" office:value="1471.84417105" calcext:value-type="float">
            <text:p>1471.84417105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550931677018633" calcext:value-type="float">
            <text:p>0.550931677018633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296524569608636" calcext:value-type="float">
            <text:p>0.296524569608636</text:p>
          </table:table-cell>
          <table:table-cell office:value-type="string" calcext:value-type="string">
            <text:p><text:s/>Robust</text:p>
          </table:table-cell>
          <table:table-cell table:formula="of:=[.E48]*[.G48]" office:value-type="float" office:value="-0.031777018607236" calcext:value-type="float">
            <text:p>-0.031777018607236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JMIM</text:p>
          </table:table-cell>
          <table:table-cell office:value-type="string" calcext:value-type="string">
            <text:p><text:s/>RandomForest</text:p>
          </table:table-cell>
          <table:table-cell office:value-type="string" calcext:value-type="string">
            <text:p><text:s/>10FoldCV</text:p>
          </table:table-cell>
          <table:table-cell office:value-type="float" office:value="-0.0444878260501305" calcext:value-type="float">
            <text:p>-0.044487826050131</text:p>
          </table:table-cell>
          <table:table-cell office:value-type="float" office:value="8502.37185383" calcext:value-type="float">
            <text:p>8502.37185383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575569358178054" calcext:value-type="float">
            <text:p>0.575569358178054</text:p>
          </table:table-cell>
          <table:table-cell office:value-type="float" office:value="0.347826086956522" calcext:value-type="float">
            <text:p>0.347826086956522</text:p>
          </table:table-cell>
          <table:table-cell office:value-type="float" office:value="0.218976768042761" calcext:value-type="float">
            <text:p>0.218976768042761</text:p>
          </table:table-cell>
          <table:table-cell office:value-type="string" calcext:value-type="string">
            <text:p><text:s/>Quantile</text:p>
          </table:table-cell>
          <table:table-cell table:formula="of:=[.E49]*[.G49]" office:value-type="float" office:value="-0.031777018607236" calcext:value-type="float">
            <text:p>-0.031777018607236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MRMR</text:p>
          </table:table-cell>
          <table:table-cell office:value-type="string" calcext:value-type="string">
            <text:p><text:s/>DT</text:p>
          </table:table-cell>
          <table:table-cell office:value-type="string" calcext:value-type="string">
            <text:p><text:s/>10FoldCV</text:p>
          </table:table-cell>
          <table:table-cell office:value-type="float" office:value="-0.101973684210526" calcext:value-type="float">
            <text:p>-0.101973684210526</text:p>
          </table:table-cell>
          <table:table-cell office:value-type="float" office:value="18.8868718147" calcext:value-type="float">
            <text:p>18.886871814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28778467908903" calcext:value-type="float">
            <text:p>0.52877846790890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18688430276398" calcext:value-type="float">
            <text:p>0.218688430276398</text:p>
          </table:table-cell>
          <table:table-cell office:value-type="string" calcext:value-type="string">
            <text:p><text:s/>Standard</text:p>
          </table:table-cell>
          <table:table-cell table:formula="of:=[.E50]*[.G50]" office:value-type="float" office:value="-0.0679824561403509" calcext:value-type="float">
            <text:p>-0.06798245614035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MRMR</text:p>
          </table:table-cell>
          <table:table-cell office:value-type="string" calcext:value-type="string">
            <text:p><text:s/>DT</text:p>
          </table:table-cell>
          <table:table-cell office:value-type="string" calcext:value-type="string">
            <text:p><text:s/>10FoldCV</text:p>
          </table:table-cell>
          <table:table-cell office:value-type="float" office:value="-0.101973684210526" calcext:value-type="float">
            <text:p>-0.101973684210526</text:p>
          </table:table-cell>
          <table:table-cell office:value-type="float" office:value="50.0441501141" calcext:value-type="float">
            <text:p>50.044150114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28778467908903" calcext:value-type="float">
            <text:p>0.52877846790890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18688430276398" calcext:value-type="float">
            <text:p>0.218688430276398</text:p>
          </table:table-cell>
          <table:table-cell office:value-type="string" calcext:value-type="string">
            <text:p><text:s/>Robust</text:p>
          </table:table-cell>
          <table:table-cell table:formula="of:=[.E51]*[.G51]" office:value-type="float" office:value="-0.0679824561403509" calcext:value-type="float">
            <text:p>-0.06798245614035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MRMR</text:p>
          </table:table-cell>
          <table:table-cell office:value-type="string" calcext:value-type="string">
            <text:p><text:s/>DT</text:p>
          </table:table-cell>
          <table:table-cell office:value-type="string" calcext:value-type="string">
            <text:p><text:s/>10FoldCV</text:p>
          </table:table-cell>
          <table:table-cell office:value-type="float" office:value="-0.101973684210526" calcext:value-type="float">
            <text:p>-0.101973684210526</text:p>
          </table:table-cell>
          <table:table-cell office:value-type="float" office:value="320.901578903" calcext:value-type="float">
            <text:p>320.90157890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28778467908903" calcext:value-type="float">
            <text:p>0.52877846790890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18688430276398" calcext:value-type="float">
            <text:p>0.218688430276398</text:p>
          </table:table-cell>
          <table:table-cell office:value-type="string" calcext:value-type="string">
            <text:p><text:s/>Quantile</text:p>
          </table:table-cell>
          <table:table-cell table:formula="of:=[.E52]*[.G52]" office:value-type="float" office:value="-0.0679824561403509" calcext:value-type="float">
            <text:p>-0.06798245614035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JMI</text:p>
          </table:table-cell>
          <table:table-cell office:value-type="string" calcext:value-type="string">
            <text:p><text:s/>DT</text:p>
          </table:table-cell>
          <table:table-cell office:value-type="string" calcext:value-type="string">
            <text:p><text:s/>10FoldCV</text:p>
          </table:table-cell>
          <table:table-cell office:value-type="float" office:value="-0.101973684210526" calcext:value-type="float">
            <text:p>-0.101973684210526</text:p>
          </table:table-cell>
          <table:table-cell office:value-type="float" office:value="15.8951017857" calcext:value-type="float">
            <text:p>15.895101785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28778467908903" calcext:value-type="float">
            <text:p>0.52877846790890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18688430276398" calcext:value-type="float">
            <text:p>0.218688430276398</text:p>
          </table:table-cell>
          <table:table-cell office:value-type="string" calcext:value-type="string">
            <text:p><text:s/>Standard</text:p>
          </table:table-cell>
          <table:table-cell table:formula="of:=[.E53]*[.G53]" office:value-type="float" office:value="-0.0679824561403509" calcext:value-type="float">
            <text:p>-0.06798245614035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JMI</text:p>
          </table:table-cell>
          <table:table-cell office:value-type="string" calcext:value-type="string">
            <text:p><text:s/>DT</text:p>
          </table:table-cell>
          <table:table-cell office:value-type="string" calcext:value-type="string">
            <text:p><text:s/>10FoldCV</text:p>
          </table:table-cell>
          <table:table-cell office:value-type="float" office:value="-0.101973684210526" calcext:value-type="float">
            <text:p>-0.101973684210526</text:p>
          </table:table-cell>
          <table:table-cell office:value-type="float" office:value="47.5875060558" calcext:value-type="float">
            <text:p>47.587506055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28778467908903" calcext:value-type="float">
            <text:p>0.52877846790890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18688430276398" calcext:value-type="float">
            <text:p>0.218688430276398</text:p>
          </table:table-cell>
          <table:table-cell office:value-type="string" calcext:value-type="string">
            <text:p><text:s/>Robust</text:p>
          </table:table-cell>
          <table:table-cell table:formula="of:=[.E54]*[.G54]" office:value-type="float" office:value="-0.0679824561403509" calcext:value-type="float">
            <text:p>-0.06798245614035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JMI</text:p>
          </table:table-cell>
          <table:table-cell office:value-type="string" calcext:value-type="string">
            <text:p><text:s/>DT</text:p>
          </table:table-cell>
          <table:table-cell office:value-type="string" calcext:value-type="string">
            <text:p><text:s/>10FoldCV</text:p>
          </table:table-cell>
          <table:table-cell office:value-type="float" office:value="-0.101973684210526" calcext:value-type="float">
            <text:p>-0.101973684210526</text:p>
          </table:table-cell>
          <table:table-cell office:value-type="float" office:value="301.648917913" calcext:value-type="float">
            <text:p>301.64891791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28778467908903" calcext:value-type="float">
            <text:p>0.52877846790890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18688430276398" calcext:value-type="float">
            <text:p>0.218688430276398</text:p>
          </table:table-cell>
          <table:table-cell office:value-type="string" calcext:value-type="string">
            <text:p><text:s/>Quantile</text:p>
          </table:table-cell>
          <table:table-cell table:formula="of:=[.E55]*[.G55]" office:value-type="float" office:value="-0.0679824561403509" calcext:value-type="float">
            <text:p>-0.06798245614035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JMIM</text:p>
          </table:table-cell>
          <table:table-cell office:value-type="string" calcext:value-type="string">
            <text:p><text:s/>DT</text:p>
          </table:table-cell>
          <table:table-cell office:value-type="string" calcext:value-type="string">
            <text:p><text:s/>10FoldCV</text:p>
          </table:table-cell>
          <table:table-cell office:value-type="float" office:value="-0.101973684210526" calcext:value-type="float">
            <text:p>-0.101973684210526</text:p>
          </table:table-cell>
          <table:table-cell office:value-type="float" office:value="20.5871548653" calcext:value-type="float">
            <text:p>20.587154865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28778467908903" calcext:value-type="float">
            <text:p>0.52877846790890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18688430276398" calcext:value-type="float">
            <text:p>0.218688430276398</text:p>
          </table:table-cell>
          <table:table-cell office:value-type="string" calcext:value-type="string">
            <text:p><text:s/>Standard</text:p>
          </table:table-cell>
          <table:table-cell table:formula="of:=[.E56]*[.G56]" office:value-type="float" office:value="-0.0679824561403509" calcext:value-type="float">
            <text:p>-0.06798245614035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JMIM</text:p>
          </table:table-cell>
          <table:table-cell office:value-type="string" calcext:value-type="string">
            <text:p><text:s/>DT</text:p>
          </table:table-cell>
          <table:table-cell office:value-type="string" calcext:value-type="string">
            <text:p><text:s/>10FoldCV</text:p>
          </table:table-cell>
          <table:table-cell office:value-type="float" office:value="-0.101973684210526" calcext:value-type="float">
            <text:p>-0.101973684210526</text:p>
          </table:table-cell>
          <table:table-cell office:value-type="float" office:value="49.4558000565" calcext:value-type="float">
            <text:p>49.455800056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28778467908903" calcext:value-type="float">
            <text:p>0.52877846790890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18688430276398" calcext:value-type="float">
            <text:p>0.218688430276398</text:p>
          </table:table-cell>
          <table:table-cell office:value-type="string" calcext:value-type="string">
            <text:p><text:s/>Robust</text:p>
          </table:table-cell>
          <table:table-cell table:formula="of:=[.E57]*[.G57]" office:value-type="float" office:value="-0.0679824561403509" calcext:value-type="float">
            <text:p>-0.06798245614035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<text:s/>B</text:p>
          </table:table-cell>
          <table:table-cell office:value-type="string" calcext:value-type="string">
            <text:p><text:s/>JMIM</text:p>
          </table:table-cell>
          <table:table-cell office:value-type="string" calcext:value-type="string">
            <text:p><text:s/>DT</text:p>
          </table:table-cell>
          <table:table-cell office:value-type="string" calcext:value-type="string">
            <text:p><text:s/>10FoldCV</text:p>
          </table:table-cell>
          <table:table-cell office:value-type="float" office:value="-0.101973684210526" calcext:value-type="float">
            <text:p>-0.101973684210526</text:p>
          </table:table-cell>
          <table:table-cell office:value-type="float" office:value="274.230013847" calcext:value-type="float">
            <text:p>274.23001384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28778467908903" calcext:value-type="float">
            <text:p>0.52877846790890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18688430276398" calcext:value-type="float">
            <text:p>0.218688430276398</text:p>
          </table:table-cell>
          <table:table-cell office:value-type="string" calcext:value-type="string">
            <text:p><text:s/>Quantile</text:p>
          </table:table-cell>
          <table:table-cell table:formula="of:=[.E58]*[.G58]" office:value-type="float" office:value="-0.0679824561403509" calcext:value-type="float">
            <text:p>-0.067982456140351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Sheet1.A1:Sheet1.L58" table:display-filter-buttons="true">
          <table:filter>
            <table:filter-and>
              <table:filter-condition table:field-number="11" table:data-type="number" table:value="0.01" table:operator="&gt;"/>
              <table:filter-condition table:field-number="4" table:data-type="number" table:value="0.1" table:operator="&gt;"/>
            </table:filter-and>
          </table:filter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2T23:10:44.263000000</meta:creation-date>
    <dc:date>2020-02-02T23:19:32.792000000</dc:date>
    <meta:editing-duration>PT8M50S</meta:editing-duration>
    <meta:editing-cycles>2</meta:editing-cycles>
    <meta:generator>LibreOffice/6.3.3.2$Windows_X86_64 LibreOffice_project/a64200df03143b798afd1ec74a12ab50359878ed</meta:generator>
    <meta:document-statistic meta:table-count="1" meta:cell-count="696" meta:object-count="0"/>
  </office:meta>
</office:document-meta>
</file>